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8AF800000F0BED5F8035FC0F2BD4.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9pt" style:font-size-asian="9pt" style:font-name-complex="Arial1"/>
    </style:style>
    <style:style style:name="P3" style:family="paragraph" style:parent-style-name="Standard">
      <style:text-properties style:font-name="Times New Roman" fo:font-size="11pt" style:font-size-asian="11pt" style:font-size-complex="11pt"/>
    </style:style>
    <style:style style:name="P4" style:family="paragraph" style:parent-style-name="Standard">
      <style:paragraph-properties fo:line-height="115%"/>
      <style:text-properties style:font-name="Times New Roman" fo:font-size="11pt" style:font-size-asian="11pt" style:font-size-complex="11pt"/>
    </style:style>
    <style:style style:name="P5" style:family="paragraph" style:parent-style-name="Standard">
      <style:text-properties style:font-name="Times New Roman" fo:font-size="11pt" fo:font-weight="bold" style:font-size-asian="11pt" style:font-weight-asian="bold" style:font-size-complex="11pt"/>
    </style:style>
    <style:style style:name="P6"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text-properties style:font-name="Times New Roman" style:font-size-complex="14pt"/>
    </style:style>
    <style:style style:name="P9" style:family="paragraph" style:parent-style-name="Standard">
      <style:paragraph-properties fo:line-height="115%"/>
    </style:style>
    <style:style style:name="P10" style:family="paragraph" style:parent-style-name="Standard">
      <style:paragraph-properties fo:text-align="center" style:justify-single-word="false"/>
    </style:style>
    <style:style style:name="P11" style:family="paragraph" style:parent-style-name="Standard">
      <style:text-properties style:language-asian="zh" style:country-asian="CN"/>
    </style:style>
    <style:style style:name="P12" style:family="paragraph" style:parent-style-name="Standard">
      <style:text-properties officeooo:paragraph-rsid="0021ea4b"/>
    </style:style>
    <style:style style:name="P13" style:family="paragraph" style:parent-style-name="Standard">
      <style:paragraph-properties fo:break-before="page"/>
      <style:text-properties style:font-name="Times New Roman" fo:font-size="11pt" style:font-size-asian="11pt" style:font-size-complex="11pt"/>
    </style:style>
    <style:style style:name="P14" style:family="paragraph" style:parent-style-name="Standard">
      <style:paragraph-properties fo:margin-left="0cm" fo:margin-right="-0.159cm" fo:text-indent="0cm" style:auto-text-indent="false"/>
      <style:text-properties style:font-name="Times New Roman"/>
    </style:style>
    <style:style style:name="P15" style:family="paragraph" style:parent-style-name="Standard">
      <style:paragraph-properties fo:margin-left="0cm" fo:margin-right="-1.27cm" fo:text-align="justify" style:justify-single-word="false" fo:text-indent="1.27cm" style:auto-text-indent="false"/>
      <style:text-properties style:font-name="Times New Roman"/>
    </style:style>
    <style:style style:name="P16" style:family="paragraph" style:parent-style-name="Standard">
      <style:paragraph-properties fo:margin-left="-1.27cm" fo:margin-right="-1.905cm" fo:text-align="justify" style:justify-single-word="false" fo:text-indent="0.635cm" style:auto-text-indent="false"/>
      <style:text-properties style:font-name="Times New Roman"/>
    </style:style>
    <style:style style:name="P17" style:family="paragraph" style:parent-style-name="Standard">
      <style:paragraph-properties fo:margin-left="-1.27cm" fo:margin-right="-1.905cm" fo:text-align="justify" style:justify-single-word="false" fo:text-indent="0cm" style:auto-text-indent="false"/>
      <style:text-properties style:font-name="Times New Roman"/>
    </style:style>
    <style:style style:name="P18" style:family="paragraph" style:parent-style-name="Standard" style:master-page-name="Standard">
      <style:paragraph-properties fo:margin-left="0cm" fo:margin-right="0cm" fo:text-align="center" style:justify-single-word="false" fo:text-indent="0cm" style:auto-text-indent="false" style:page-number="auto"/>
    </style:style>
    <style:style style:name="P19" style:family="paragraph" style:parent-style-name="Standard">
      <style:paragraph-properties fo:margin-left="0cm" fo:margin-right="0cm" fo:text-align="center" style:justify-single-word="false" fo:text-indent="0cm" style:auto-text-indent="false"/>
      <style:text-properties fo:color="#808080" style:font-name="Lucida Calligraphy" fo:font-size="18pt" fo:font-weight="bold" style:font-size-asian="18pt" style:font-weight-asian="bold" style:font-name-complex="Arial1" style:font-size-complex="18pt"/>
    </style:style>
    <style:style style:name="P20" style:family="paragraph" style:parent-style-name="Standard">
      <style:paragraph-properties fo:margin-left="0cm" fo:margin-right="0cm" fo:text-indent="0cm" style:auto-text-indent="false">
        <style:tab-stops>
          <style:tab-stop style:position="0cm" style:type="center"/>
        </style:tab-stops>
      </style:paragraph-properties>
      <style:text-properties fo:color="#808080" style:font-name="Lucida Calligraphy" fo:font-size="18pt" fo:font-weight="bold" style:font-size-asian="18pt" style:font-weight-asian="bold" style:font-name-complex="Arial1" style:font-size-complex="18pt"/>
    </style:style>
    <style:style style:name="P21" style:family="paragraph" style:parent-style-name="Standard" style:list-style-name="">
      <style:paragraph-properties fo:margin-left="0cm" fo:margin-right="0cm" fo:text-align="center" style:justify-single-word="false" fo:text-indent="0cm" style:auto-text-indent="false"/>
      <style:text-properties fo:font-size="9pt" style:font-size-asian="9pt" style:font-name-complex="Arial1"/>
    </style:style>
    <style:style style:name="P22" style:family="paragraph" style:parent-style-name="Standard">
      <style:text-properties style:font-name="Times New Roman" fo:font-size="11pt" fo:font-weight="bold" style:font-size-asian="11pt" style:font-weight-asian="bold" style:font-size-complex="11pt"/>
    </style:style>
    <style:style style:name="P23" style:family="paragraph" style:parent-style-name="Standard">
      <style:text-properties style:font-name="Times New Roman" fo:font-size="11pt" style:font-size-asian="11pt" style:font-size-complex="11pt"/>
    </style:style>
    <style:style style:name="P24" style:family="paragraph" style:parent-style-name="Standard">
      <style:text-properties style:font-name="Times New Roman" fo:font-size="11pt" officeooo:paragraph-rsid="00238833" style:font-size-asian="11pt" style:font-size-complex="11pt"/>
    </style:style>
    <style:style style:name="P25" style:family="paragraph" style:parent-style-name="Standard">
      <style:text-properties style:font-name="Times New Roman" fo:font-size="11pt" officeooo:rsid="002470ac" officeooo:paragraph-rsid="00238833" style:font-size-asian="11pt" style:font-size-complex="11pt"/>
    </style:style>
    <style:style style:name="P26" style:family="paragraph" style:parent-style-name="Standard">
      <style:paragraph-properties fo:line-height="115%"/>
      <style:text-properties style:font-name="Times New Roman" fo:font-size="11pt" fo:language="en" fo:country="CA" style:font-size-asian="11pt" style:font-size-complex="11pt"/>
    </style:style>
    <style:style style:name="P27"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28" style:family="paragraph" style:parent-style-name="Standard">
      <style:paragraph-properties fo:text-align="justify" style:justify-single-word="false"/>
      <style:text-properties style:font-name="Times New Roman"/>
    </style:style>
    <style:style style:name="P29" style:family="paragraph" style:parent-style-name="Standard">
      <style:text-properties officeooo:paragraph-rsid="00238833"/>
    </style:style>
    <style:style style:name="P30" style:family="paragraph" style:parent-style-name="Standard">
      <style:paragraph-properties fo:margin-left="-1.27cm" fo:margin-right="-1.905cm" fo:text-align="justify" style:justify-single-word="false" fo:text-indent="0.635cm" style:auto-text-indent="false"/>
      <style:text-properties style:font-name="Times New Roman"/>
    </style:style>
    <style:style style:name="P31" style:family="paragraph" style:parent-style-name="Standard">
      <style:paragraph-properties fo:margin-left="-1.27cm" fo:margin-right="-1.905cm" fo:text-align="justify" style:justify-single-word="false" fo:text-indent="0.635cm" style:auto-text-indent="false">
        <style:tab-stops>
          <style:tab-stop style:position="1.746cm"/>
        </style:tab-stops>
      </style:paragraph-properties>
      <style:text-properties style:font-name="Times New Roman"/>
    </style:style>
    <style:style style:name="P32" style:family="paragraph" style:parent-style-name="Header">
      <style:text-properties fo:font-size="11pt" style:font-size-asian="11pt" style:font-size-complex="11pt"/>
    </style:style>
    <style:style style:name="P33" style:family="paragraph" style:parent-style-name="List_20_Paragraph" style:list-style-name="WWNum1">
      <style:paragraph-properties fo:line-height="115%"/>
      <style:text-properties fo:font-size="11pt" fo:language="en" fo:country="CA" style:font-size-asian="11pt" style:font-size-complex="11pt"/>
    </style:style>
    <style:style style:name="P34" style:family="paragraph" style:parent-style-name="Frame_20_contents">
      <style:paragraph-properties fo:margin-left="0cm" fo:margin-right="0.032cm" fo:text-align="center" style:justify-single-word="false" fo:text-indent="0cm" style:auto-text-indent="false"/>
      <style:text-properties fo:color="#000000" fo:font-size="9pt" style:font-size-asian="9pt" style:font-size-complex="9pt"/>
    </style:style>
    <style:style style:name="P35" style:family="paragraph" style:parent-style-name="Frame_20_contents">
      <style:paragraph-properties fo:margin-left="0cm" fo:margin-right="0.032cm" fo:text-align="center" style:justify-single-word="false" fo:text-indent="0cm" style:auto-text-indent="false"/>
    </style:style>
    <style:style style:name="P36" style:family="paragraph">
      <loext:graphic-properties draw:fill="none"/>
      <style:paragraph-properties fo:text-align="start"/>
      <style:text-properties fo:color="#000000" fo:font-size="18pt"/>
    </style:style>
    <style:style style:name="T1" style:family="text">
      <style:text-properties style:font-name="Times New Roman"/>
    </style:style>
    <style:style style:name="T2" style:family="text">
      <style:text-properties style:font-name="Times New Roman" fo:font-size="11pt" style:font-size-asian="11pt" style:font-size-complex="11pt"/>
    </style:style>
    <style:style style:name="T3" style:family="text">
      <style:text-properties style:font-name="Times New Roman" fo:font-size="11pt" officeooo:rsid="001e723f" style:font-size-asian="11pt" style:font-size-complex="11pt"/>
    </style:style>
    <style:style style:name="T4" style:family="text">
      <style:text-properties style:font-name="Times New Roman" fo:font-size="11pt" officeooo:rsid="0025518e" style:font-size-asian="11pt" style:font-size-complex="11pt"/>
    </style:style>
    <style:style style:name="T5" style:family="text">
      <style:text-properties style:font-name="Times New Roman" fo:font-size="11pt" officeooo:rsid="00238833" style:font-size-asian="11pt" style:font-size-complex="11pt"/>
    </style:style>
    <style:style style:name="T6" style:family="text">
      <style:text-properties style:font-name="Times New Roman" fo:font-size="11pt" fo:font-weight="bold" style:font-size-asian="11pt" style:font-weight-asian="bold" style:font-size-complex="11pt"/>
    </style:style>
    <style:style style:name="T7" style:family="text">
      <style:text-properties style:font-name="Times New Roman" fo:font-size="11pt" fo:language="en" fo:country="CA" style:font-size-asian="11pt" style:font-size-complex="11pt"/>
    </style:style>
    <style:style style:name="T8" style:family="text">
      <style:text-properties style:font-name="Times New Roman" fo:font-weight="bold" style:font-weight-asian="bold"/>
    </style:style>
    <style:style style:name="T9" style:family="text">
      <style:text-properties fo:color="#000000" fo:font-size="9pt" style:font-size-asian="9pt"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222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42cm" style:run-through="foreground" style:wrap="run-through" style:number-wrapped-paragraphs="no-limit" style:vertical-pos="from-top" style:vertical-rel="paragraph" style:horizontal-pos="from-left" style:horizontal-rel="page-content" draw:wrap-influence-on-position="once-concurrent" style:flow-with-text="false" loext:rel-height-rel="paragraph"/>
    </style:style>
    <style:style style:name="gr2"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1cm"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Picture 1" text:anchor-type="as-char" svg:width="16.544cm" svg:height="1.236cm" draw:z-index="0"><draw:image xlink:href="Pictures/2000000900008AF800000F0BED5F8035FC0F2BD4.wmf" xlink:type="simple" xlink:show="embed" xlink:actuate="onLoad"/></draw:frame></text:p>
      <text:p text:style-name="P19"><draw:custom-shape text:anchor-type="paragraph" style:rel-height="20%" draw:z-index="3" draw:name="Text Box 2" draw:style-name="gr2" draw:text-style-name="P36" svg:width="10.254cm" svg:height="0.985cm" svg:x="2.455cm" svg:y="0.931cm"><text:p text:style-name="P34">800 Commissioners Rd East • London, Ontario • N6A 5W9 • Canada</text:p><text:p text:style-name="P35"><text:span text:style-name="T9">Telephone: (519) 685-8500 ext 76089 • Fax: (519) 667-676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_UnoMark__2909_1756889880"/>Division of Emergency Medicine</text:p>
      <text:p text:style-name="P20"><text:tab/><text:tab/></text:p>
      <text:h text:style-name="P21" text:outline-level="1"/>
      <text:p text:style-name="P2"/>
      <text:p text:style-name="P3"/>
      <text:p text:style-name="Standard"><text:span text:style-name="T6">Title of Project</text:span><text:span text:style-name="T2">: Calibration and Validation of Low-Cost 3D Printed Pulse Oximeter</text:span></text:p>
      <text:p text:style-name="P3"/>
      <text:p text:style-name="Standard"><text:span text:style-name="T6">Principal Investigator</text:span><text:span text:style-name="T2">: Dr.</text:span> <text:span text:style-name="T2">Tarek Loubani, MD, CCFP (EM)</text:span></text:p>
      <text:p text:style-name="P3"/>
      <text:p text:style-name="Standard"><text:span text:style-name="T6">Co-Investig</text:span><text:bookmark text:name="_GoBack"/><text:span text:style-name="T6">ators</text:span><text:span text:style-name="T2">: Dr. Melanie Columbus, PhD, Mrs. Kristine Van Aarsen, MSc</text:span></text:p>
      <text:p text:style-name="P3"/>
      <text:p text:style-name="P5">Background &amp; Purpose</text:p>
      <text:p text:style-name="P5"><text:tab/></text:p>
      <text:p text:style-name="P3">You are invited to participate in a research study to calibrate a low-cost 3D printed pulse oximeter. A pulse oximeter is a sensor device placed on the finger to measure oxygen levels in the blood. All emergency department patients and adults over the age of 18 are eligible to participate in this study. This letter contains information to help you decide whether or not to participate in this research study. It is important for you to understand why the study is being conducted and what it will involve. Please take the time to review it carefully and feel free to ask questions if anything is unclear or there are words/phrases that you do not understand.</text:p>
      <text:p text:style-name="P3"/>
      <text:p text:style-name="P24">The purpose of this study is to calibrate and validate a low-cost 3D printed pulse oximeter that measures oxygen levels in the blood.</text:p>
      <text:p text:style-name="P25"/>
      <text:p text:style-name="P25">Calibration is the process by which data is collected from a pulse oximeter and another method (blood sampling from your artery) so that the raw data from the pulse oximeter can be translated into clinically usable values (percent of oxygen in a patient).</text:p>
      <text:p text:style-name="P25"/>
      <text:p text:style-name="P25">Validation is the process by which the calibration process is checked to ensure that the end-result (the oxygen values) are accurate when compared to a gold standard device.</text:p>
      <text:p text:style-name="P24"/>
      <text:p text:style-name="P24">Measurements from the experimental pulse oximeter will be compared to a gold standard – the pulse oximeter currently used in the emergency department at London Health Sciences Centre (LHSC). The experimental pulse oximeter can be manufactured at a fraction of the cost of currently employed devices and may be a cost-effective alternative for hospitals and clinics in both the developed and developing worlds.</text:p>
      <text:p text:style-name="P3"/>
      <text:p text:style-name="P29"><text:span text:style-name="T2">You are being asked to help validate a new</text:span><text:span text:style-name="T6"> </text:span><text:span text:style-name="T2">low-cost 3D printed pulse oximeter. </text:span><text:span text:style-name="T4">This means that the data taken from you will be used to </text:span><text:span text:style-name="T5">verify</text:span><text:span text:style-name="T4"> equations </text:span><text:span text:style-name="T5">taken in a previous phase to ensure the pulse oximeter is outputting</text:span><text:span text:style-name="T4"> </text:span><text:span text:style-name="T5">accurate and </text:span><text:span text:style-name="T4">clinically useful values. </text:span><text:span text:style-name="T2">Your participation in the study involves completion of the study protocol. All study procedures will be conducted in the emergency department at Victoria Hospital and University Hospital at LHSC by an experienced emergency physician (EP). 350 participants will be recruited examine the validity of the calibrated experimental pulse oximeter. The experimental and control pulse oximeters will be placed on two different fingers on the same hand. Measurements of oxygen saturation will be recorded to establish equivalence of the two oximeters. This study takes approximately 5 minutes to complete, is completely non-invasive, and will not interfere with regular clinical care.</text:span></text:p>
      <text:p text:style-name="P3"><text:soft-page-break/></text:p>
      <text:p text:style-name="Standard"><text:span text:style-name="T2">This study is part of an unfunded research project being under taken by Dr. Tarek Loubani of Western University. Should you require any further information, please feel free to contact: Dr.</text:span> <text:span text:style-name="T2">Tarek Loubani (tlouban@uwo.ca), Carrie Wakem (carrie.wakem@lhsc.on.ca) or Melanie Columbus (melanie.columbus@lhsc.on.ca) at 519-685-8500 ext 55014.</text:span></text:p>
      <text:p text:style-name="P3"/>
      <text:p text:style-name="P3"/>
      <text:p text:style-name="P5">Risks &amp; Benefits</text:p>
      <text:p text:style-name="P5"/>
      <text:p text:style-name="P3">There are no additional risks associated with wearing two pulse oximeters for the five minute duration of the study. You may not benefit personally from the study. Participation in this study will not impact your clinical course, academic status or employment. Results of this study may benefit society by validating a low-priced pulse oximeter whose design is freely available which may impact emergency rooms in both the developed and developing worlds. You will not be compensated for your participation in this study.</text:p>
      <text:p text:style-name="P3"/>
      <text:p text:style-name="P12"><text:span text:style-name="T2">Participation in this study is voluntary. You may refuse to participate or withdraw at any point in the study without impact on your clinical course, employment or academic status. </text:span><text:span text:style-name="T3">If you withdraw, any data collected may also be withdrawn at your request.</text:span></text:p>
      <text:p text:style-name="P3"/>
      <text:p text:style-name="P5">Confidentiality </text:p>
      <text:p text:style-name="P5"/>
      <text:p text:style-name="P9"><text:span text:style-name="T2">Your results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span><text:span text:style-name="T7">Data will be retained for a period of 15 years after publication in a secure place, after which time it will be disposed of in a secure manner (e.g. shredded or electronically deleted). <text:s/></text:span></text:p>
      <text:p text:style-name="P4"/>
      <text:p text:style-name="P26">Qualified representatives of the following organizations may look at the study records at the site where these records are held, for quality assurance (to check that the information collected for the study is correct and follows proper laws and guidelines).</text:p>
      <text:p text:style-name="P26">Examples include:</text:p>
      <text:list xml:id="list246546236773633550" text:style-name="WWNum1">
        <text:list-item>
          <text:p text:style-name="P33">Representatives of Lawson Quality Assurance Education Program</text:p>
        </text:list-item>
        <text:list-item>
          <text:p text:style-name="P33">Representatives of the University of Western Ontario Health Sciences Research Ethics <text:s text:c="2"/>Board that oversees the ethical conduct of this study</text:p>
        </text:list-item>
      </text:list>
      <text:p text:style-name="P3"/>
      <text:p text:style-name="P3">If you have any questions about your rights as a research participant or the conduct of the study you may contact Dr. David Hill, Scientific Director, Lawson Health Research Institute, (519) 667-6649 </text:p>
      <text:p text:style-name="P3"/>
      <text:p text:style-name="Standard"><text:span text:style-name="T2">Should you require any further information, please feel free to contact: Dr.</text:span> <text:span text:style-name="T2">Tarek Loubani (tlouban@uwo.ca), Carrie Wakem (carrie.wakem@lhsc.on.ca) or Melanie Columbus (melanie.columbus@lhsc.on.ca) at 519-685-8500 ext 55014.</text:span></text:p>
      <text:p text:style-name="P3"/>
      <text:p text:style-name="P3"/>
      <text:p text:style-name="P3">Thank you,</text:p>
      <text:p text:style-name="P3"/>
      <text:p text:style-name="Standard"><text:span text:style-name="T2">Dr.</text:span> <text:span text:style-name="T2">Tarek Loubani, MD, CCFP (EM) </text:span></text:p>
      <text:p text:style-name="P3">Assistant Professor</text:p>
      <text:p text:style-name="P3">Schulich School of Medicine and Dentistry</text:p>
      <text:p text:style-name="P3">Western University</text:p>
      <text:p text:style-name="P13"><text:bookmark text:name="OLE_LINK1"/><text:bookmark text:name="OLE_LINK2"/></text:p>
      <text:p text:style-name="P3"/>
      <text:p text:style-name="P3"/>
      <text:p text:style-name="P10"><draw:frame draw:style-name="fr1" draw:name="Picture 3" text:anchor-type="as-char" svg:width="16.51cm" svg:height="1.235cm" draw:z-index="2"><draw:image xlink:href="Pictures/2000000900008AF800000F0BED5F8035FC0F2BD4.wmf" xlink:type="simple" xlink:show="embed" xlink:actuate="onLoad"/></draw:frame></text:p>
      <text:p text:style-name="P19"><text:bookmark text:name="__UnoMark__3403_1756889880"/>Division of Emergency Medicine</text:p>
      <text:p text:style-name="P6"><draw:custom-shape text:anchor-type="paragraph" style:rel-height="20%" draw:z-index="1" draw:name="Text Box 5" draw:style-name="gr1" draw:text-style-name="P36" svg:width="10.254cm" svg:height="0.985cm" svg:x="3.32cm" svg:y="0.203cm"><text:p text:style-name="P34">800 Commissioners Rd East • London, Ontario • N6A 5W9 • Canada</text:p><text:p text:style-name="P35"><text:span text:style-name="T9">Telephone: (519) 685-8500 ext 76089 • Fax: (519) 667-676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Consent to Participate</text:p>
      <text:p text:style-name="P6"/>
      <text:p text:style-name="P11"/>
      <text:p text:style-name="Standard"><text:span text:style-name="T8">Title of Project</text:span><text:span text:style-name="T1">: </text:span><text:span text:style-name="T2">Calibration and Validation of Low-Cost 3D Printed Pulse Oximeter</text:span></text:p>
      <text:p text:style-name="P7"/>
      <text:p text:style-name="Standard"><text:span text:style-name="T8">Principal Investigator</text:span><text:span text:style-name="T1">: </text:span><text:span text:style-name="T2">Dr.</text:span> <text:span text:style-name="T2">Tarek Loubani, MD, CCFP (EM)</text:span></text:p>
      <text:p text:style-name="P8"/>
      <text:p text:style-name="Standard"><text:span text:style-name="T8">Co-investigator</text:span><text:span text:style-name="T1">: </text:span><text:span text:style-name="T2">Dr. Melanie Columbus, PhD, Mrs. Kristine Van Aarsen, MSc</text:span></text:p>
      <text:p text:style-name="P14"/>
      <text:p text:style-name="P15"/>
      <text:p text:style-name="P7">I have read the Letter of Information, have had the nature of the study explained to me and I agree to participate. All questions have been answered to my satisfaction. <text:s text:c="37"/></text:p>
      <text:p text:style-name="P7"/>
      <text:p text:style-name="P7"/>
      <text:p text:style-name="P7"/>
      <text:p text:style-name="P7"/>
      <text:p text:style-name="P16">___________________<text:tab/><text:tab/> <text:s text:c="4"/>________________________<text:tab/><text:tab/>____________</text:p>
      <text:p text:style-name="P16">Participant Signature<text:tab/> <text:s text:c="17"/>Participant Name (Printed)<text:tab/> <text:s text:c="11"/>Date</text:p>
      <text:p text:style-name="P16"/>
      <text:p text:style-name="P16"/>
      <text:p text:style-name="P17"/>
      <text:p text:style-name="P17"/>
      <text:p text:style-name="P17"/>
      <text:p text:style-name="P31"><text:tab/></text:p>
      <text:p text:style-name="P16">___________________<text:tab/><text:tab/> <text:s text:c="4"/>________________________<text:tab/><text:tab/>___________</text:p>
      <text:p text:style-name="P16">Signature of Person<text:tab/><text:tab/> <text:s text:c="6"/>Person Obtaining Informed <text:tab/><text:tab/>Date</text:p>
      <text:p text:style-name="P16">Obtaining Informed Consent<text:tab/> <text:s text:c="6"/>Consent (Printe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1.27cm" fo:margin-top="0cm" fo:margin-bottom="0cm" loext:contextual-spacing="false" fo:line-height="100%" fo:text-align="start" style:justify-single-word="false" fo:orphans="2" fo:widows="2" fo:text-indent="0cm" style:auto-text-indent="false"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Times New Roman" fo:font-family="'Times New Roman'" style:font-family-generic="roman" style:font-pitch="variable"/>
    </style:style>
    <style:style style:name="Frame_20_contents" style:display-name="Frame contents" style:family="paragraph" style:parent-style-name="Standard" style:default-outline-level=""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1pt"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1pt" style:font-size-asian="11pt" style:font-size-complex="11pt"/>
    </style:style>
    <style:style style:name="MP2" style:family="paragraph" style:parent-style-name="Footer">
      <style:paragraph-properties fo:text-align="end" style:justify-single-word="false"/>
    </style:style>
    <style:style style:name="MT1" style:family="text">
      <style:text-properties style:font-name="Times New Roman" fo:font-size="11pt" style:font-size-asian="11pt" style:font-size-complex="11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8" style:layout-grid-base-height="0.369cm" style:layout-grid-ruby-height="0.26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35cm" fo:margin-left="0cm" fo:margin-right="0cm" fo:margin-bottom="0.534cm" style:dynamic-spacing="true"/>
      </style:header-style>
      <style:footer-style>
        <style:header-footer-properties fo:min-height="0.476cm" fo:margin-left="0cm" fo:margin-right="0cm" fo:margin-top="0.376cm" style:dynamic-spacing="true"/>
      </style:footer-style>
    </style:page-layout>
  </office:automatic-styles>
  <office:master-styles>
    <style:master-page style:name="Standard" style:page-layout-name="Mpm1">
      <style:header>
        <text:p text:style-name="MP1"><text:tab/><text:tab/>Version Date: April 06, 2016</text:p>
        <text:p text:style-name="Header"/>
      </style:header>
      <style:footer>
        <text:p text:style-name="MP2"><text:span text:style-name="MT1">Page </text:span><text:span text:style-name="MT1"><text:page-number text:select-page="current">3</text:page-number></text:span><text:span text:style-name="MT1"> of </text:span><text:span text:style-name="MT1"><text:page-count>3</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Wood</meta:initial-creator>
    <meta:editing-cycles>21</meta:editing-cycles>
    <meta:creation-date>2016-04-06T14:14:00</meta:creation-date>
    <dc:date>2016-06-08T13:18:52.407952577</dc:date>
    <meta:editing-duration>PT3H9M51S</meta:editing-duration>
    <meta:generator>LibreOffice/5.1.3.2$Linux_X86_64 LibreOffice_project/10m0$Build-2</meta:generator>
    <dc:creator>Tarek Loubani</dc:creator>
    <meta:document-statistic meta:table-count="0" meta:image-count="2" meta:object-count="0" meta:page-count="3" meta:paragraph-count="50" meta:word-count="1018" meta:character-count="6646" meta:non-whitespace-character-count="5562"/>
    <meta:user-defined meta:name="AppVersion">14.0000</meta:user-defined>
    <meta:user-defined meta:name="Company">London hospita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